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83f1e" officeooo:paragraph-rsid="00183f1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3f1e" officeooo:paragraph-rsid="00183f1e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3f1e" officeooo:paragraph-rsid="00183f1e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7052" officeooo:paragraph-rsid="0018705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9d661" officeooo:paragraph-rsid="0019d661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b403e" officeooo:paragraph-rsid="001b403e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fo:font-weight="bold" officeooo:rsid="00183f1e" officeooo:paragraph-rsid="00183f1e" style:font-weight-asian="bold" style:font-weight-complex="bold"/>
    </style:style>
    <style:style style:name="P12" style:family="paragraph" style:parent-style-name="Text_20_body">
      <style:text-properties officeooo:paragraph-rsid="00183f1e"/>
    </style:style>
    <style:style style:name="P13" style:family="paragraph" style:parent-style-name="Text_20_body">
      <style:text-properties officeooo:paragraph-rsid="00187052"/>
    </style:style>
    <style:style style:name="P14" style:family="paragraph" style:parent-style-name="Text_20_body" style:list-style-name="L1">
      <style:text-properties style:font-name="Liberation Serif"/>
    </style:style>
    <style:style style:name="P1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3f1e" officeooo:paragraph-rsid="00183f1e" style:font-size-asian="12pt" style:font-weight-asian="bold" style:font-size-complex="12pt" style:font-weight-complex="bold"/>
    </style:style>
    <style:style style:name="P16" style:family="paragraph" style:parent-style-name="Text_20_body" style:list-style-name="L4">
      <style:text-properties fo:font-variant="normal" fo:text-transform="none" fo:color="#333333" style:font-name="Liberation Serif" fo:font-size="12pt" fo:letter-spacing="normal" fo:font-style="normal" fo:font-weight="bold" officeooo:rsid="0018913b" officeooo:paragraph-rsid="0018913b" style:font-size-asian="12pt" style:font-weight-asian="bold" style:font-size-complex="12pt" style:font-weight-complex="bold"/>
    </style:style>
    <style:style style:name="P17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183f1e" officeooo:paragraph-rsid="00183f1e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19" style:family="paragraph" style:parent-style-name="Text_20_body" style:list-style-name="L3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21" style:family="paragraph" style:parent-style-name="Text_20_body" style:list-style-name="L10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22" style:family="paragraph" style:parent-style-name="Text_20_body" style:list-style-name="L4">
      <style:text-properties fo:font-variant="normal" fo:text-transform="none" fo:color="#333333" style:font-name="Liberation Serif" fo:font-size="12pt" fo:letter-spacing="normal" fo:font-style="normal" fo:font-weight="normal" officeooo:rsid="0018913b" officeooo:paragraph-rsid="0018913b" style:font-size-asian="12pt" style:font-weight-asian="normal" style:font-size-complex="12pt" style:font-weight-complex="normal"/>
    </style:style>
    <style:style style:name="P23" style:family="paragraph" style:parent-style-name="Text_20_body" style:list-style-name="L5">
      <style:text-properties fo:font-variant="normal" fo:text-transform="none" fo:color="#333333" style:font-name="Liberation Serif" fo:font-size="12pt" fo:letter-spacing="normal" fo:font-style="normal" fo:font-weight="normal" officeooo:rsid="0018913b" officeooo:paragraph-rsid="0018913b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c6ac" officeooo:paragraph-rsid="0018913b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c6ac" officeooo:paragraph-rsid="0018c6ac" style:font-size-asian="12pt" style:font-weight-asian="normal" style:font-size-complex="12pt" style:font-weight-complex="normal"/>
    </style:style>
    <style:style style:name="P26" style:family="paragraph" style:parent-style-name="Text_20_body" style:list-style-name="L6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0b07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0b07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d66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30" style:family="paragraph" style:parent-style-name="Text_20_body" style:list-style-name="L7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b403e" style:font-size-asian="12pt" style:font-weight-asian="normal" style:font-size-complex="12pt" style:font-weight-complex="normal"/>
    </style:style>
    <style:style style:name="P32" style:family="paragraph" style:parent-style-name="Text_20_body" style:list-style-name="L8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b403e" style:font-size-asian="12pt" style:font-weight-asian="normal" style:font-size-complex="12pt" style:font-weight-complex="normal"/>
    </style:style>
    <style:style style:name="P33" style:family="paragraph" style:parent-style-name="Text_20_body" style:list-style-name="L9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b403e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1c305c"/>
    </style:style>
    <style:style style:name="P35" style:family="paragraph" style:parent-style-name="Text_20_body" style:list-style-name="L12">
      <style:text-properties officeooo:paragraph-rsid="001c305c"/>
    </style:style>
    <style:style style:name="P36" style:family="paragraph" style:parent-style-name="Text_20_body">
      <style:text-properties officeooo:rsid="001c305c" officeooo:paragraph-rsid="001c30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6ac" style:font-weight-asian="normal" style:font-weight-complex="normal"/>
    </style:style>
    <style:style style:name="T3" style:family="text">
      <style:text-properties fo:font-weight="normal" officeooo:rsid="001b403e" style:font-weight-asian="normal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83f1e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183f1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187052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1c305c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1b403e" style:font-size-asian="12pt" style:font-weight-asian="normal" style:font-size-complex="12pt" style:font-weight-complex="normal"/>
    </style:style>
    <style:style style:name="T12" style:family="text">
      <style:text-properties officeooo:rsid="001d81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4">User Documentation</text:span></text:p>
      <text:p text:style-name="P3">Bo Zhou, Baihong Qi, Yueran Sun</text:p>
      <text:p text:style-name="P11">Introduction:</text:p>
      <text:p text:style-name="Text_20_body"><text:span text:style-name="T6">This is a </text:span><text:span text:style-name="T5">web-based database application system that provides service to its clients for storing, sharing, and searching their photos. </text:span><text:span text:style-name="T6">It has the following features:</text:span></text:p>
      <text:list xml:id="list7615321321409141989" text:style-name="L1">
        <text:list-item>
          <text:p text:style-name="P14">upload and store photos;</text:p>
        </text:list-item>
        <text:list-item>
          <text:p text:style-name="P14">enter and update the descriptive information for photos;</text:p>
        </text:list-item>
        <text:list-item>
          <text:p text:style-name="P14">specify the access privileges for your friends and/or public to share your photos;</text:p>
        </text:list-item>
        <text:list-item>
          <text:p text:style-name="P14">search for photos with given words and/or other specified conditions; and</text:p>
        </text:list-item>
        <text:list-item>
          <text:p text:style-name="P14">generate and display a data analysis report.</text:p>
        </text:list-item>
      </text:list>
      <text:p text:style-name="P12"/>
      <text:p text:style-name="P5">Installation Guideline:</text:p>
      <text:list xml:id="list3541258247894546379" text:style-name="L2">
        <text:list-item>
          <text:p text:style-name="P17">Copy all .php <text:s/>and .html files to the folder for the php enabled web server</text:p>
        </text:list-item>
        <text:list-item>
          <text:p text:style-name="P18">set These files have proper permission</text:p>
        </text:list-item>
        <text:list-item>
          <text:p text:style-name="P17">Make sure that the proper user and password for the oracle database is set in </text:p>
        </text:list-item>
      </text:list>
      <text:p text:style-name="P13"><text:span text:style-name="T8"><text:s text:c="12"/></text:span><text:span text:style-name="T9">connDB.php</text:span></text:p>
      <text:list xml:id="list3334778414577348515" text:style-name="L3">
        <text:list-item>
          <text:p text:style-name="P19">Run the sql statement in user_tables.sql, this is <text:s/>the sql statement to set up </text:p>
          <text:p text:style-name="P19">tables needed for the application</text:p>
        </text:list-item>
        <text:list-item>
          <text:p text:style-name="P19">Start the application by accessing index.php through the websever</text:p>
        </text:list-item>
      </text:list>
      <text:p text:style-name="P20"/>
      <text:p text:style-name="P6">Manual for each module<text:span text:style-name="T1">: </text:span></text:p>
      <text:list xml:id="list3681846060656657372" text:style-name="L4">
        <text:list-item>
          <text:p text:style-name="P22">Register: <text:s/></text:p>
        </text:list-item>
      </text:list>
      <text:list xml:id="list8983884776340431290" text:style-name="L5">
        <text:list-item>
          <text:p text:style-name="P23">First time user </text:p>
          <text:p text:style-name="P23">Under the form of Sign up now, you can sign up a new accout if you are </text:p>
        </text:list-item>
      </text:list>
      <text:list xml:id="list95205288798446" text:continue-list="list3681846060656657372" text:style-name="L4">
        <text:list-header>
          <text:p text:style-name="P16"><text:span text:style-name="T1">a new user. Fill in the blank about your personal information. <text:s/>Click sign up </text:span><text:span text:style-name="T2">to create the new account an sign in automatically.</text:span></text:p>
        </text:list-header>
      </text:list>
      <text:p text:style-name="P24"><text:s text:c="6"/>2. <text:s text:c="4"/>Exsiting user</text:p>
      <text:p text:style-name="P25"><text:soft-page-break/><text:s text:c="10"/>Fill in the username and password under login page to signin </text:p>
      <text:list xml:id="list7031088019163070069" text:style-name="L6">
        <text:list-item>
          <text:p text:style-name="P26">All photos</text:p>
        </text:list-item>
      </text:list>
      <text:p text:style-name="P9">explore photo </text:p>
      <text:p text:style-name="P27">1. all popular photoss is all photos except the private photos, ranked by the times viewed by different user.</text:p>
      <text:p text:style-name="P27">2. others users' photo;</text:p>
      <text:p text:style-name="P28">All the photo an user can view of other users, include the photo of the group and public photos</text:p>
      <text:p text:style-name="P28">Manage photo</text:p>
      <text:p text:style-name="P27">1. <text:s/>user can manage all the photos of his own.</text:p>
      <text:p text:style-name="P9">2. <text:s/>user can edit a photo by click the edit button. The user can edit the information of a photo</text:p>
      <text:p text:style-name="P9">click save to canfirm updates and cancel to terminate uopdate</text:p>
      <text:p text:style-name="P9">3. <text:s/>user can detele his own photo by clicking the DELETE button</text:p>
      <text:list xml:id="list3799812504972713693" text:style-name="L7">
        <text:list-item>
          <text:p text:style-name="P30">upload photo </text:p>
        </text:list-item>
      </text:list>
      <text:p text:style-name="P9">upload one file:</text:p>
      <text:p text:style-name="P9">1. chooing a file from the local computer by click CHOOSE FILE button</text:p>
      <text:p text:style-name="P7"><text:span text:style-name="T1">2. select the permision of the photo, it can be private, public, </text:span><text:span text:style-name="T3">or be visible to a group</text:span></text:p>
      <text:p text:style-name="P8"><text:span text:style-name="T3">3. </text:span><text:span text:style-name="T1">add information for a photo, you can level blank for the optional items.</text:span></text:p>
      <text:p text:style-name="P31">4. click upload to upload your file to the database</text:p>
      <text:p text:style-name="P31">upload folder</text:p>
      <text:p text:style-name="P31">Similar to upload one file, you can upload all the files in a folder</text:p>
      <text:list xml:id="list5875418066122810020" text:style-name="L8">
        <text:list-item>
          <text:p text:style-name="P32">Group</text:p>
        </text:list-item>
      </text:list>
      <text:p text:style-name="P31">Add new group:</text:p>
      <text:p text:style-name="P31">User <text:s/>can create a new group of hi own by input a group name in the blank and click add</text:p>
      <text:p text:style-name="P31">Group management</text:p>
      <text:p text:style-name="P31">1. user can select a group you would likto edit,</text:p>
      <text:p text:style-name="P31">2. choose a user you would like to add as a friend in this group</text:p>
      <text:p text:style-name="P31">3. user can add a notice for this frined optionally</text:p>
      <text:p text:style-name="P31">4. user can manage his own group, <text:tab/>DELETE FROM FRIENDS, update a a friends notice.</text:p>
      <text:p text:style-name="P31">5. user can delete a whole group by DELETE THIS GROUP</text:p>
      <text:list xml:id="list332673871091137858" text:style-name="L9">
        <text:list-item>
          <text:p text:style-name="P33"><text:soft-page-break/>advance search</text:p>
        </text:list-item>
      </text:list>
      <text:p text:style-name="P31">user can search all the photos we can access to, including his own photo, photo of his group or public photo.</text:p>
      <text:p text:style-name="P31">1. you can search photo by a list of keyword and/or a time period</text:p>
      <text:p text:style-name="P31">2. the result can be rank by timestamp</text:p>
      <text:p text:style-name="P34"><text:span text:style-name="T11">4. click SEARCH <text:s/>for result</text:span></text:p>
      <text:list xml:id="list2548662307451967768" text:style-name="L12">
        <text:list-item>
          <text:p text:style-name="P35"><text:span text:style-name="T10">Data Analysis</text:span></text:p>
        </text:list-item>
      </text:list>
      <text:p text:style-name="P36"><text:span text:style-name="T7">Admin can specify the user, subjects and time range.</text:span></text:p>
      <text:p text:style-name="P36"><text:span text:style-name="T7">1. Admin can enter key words of user name to display number of image for specified user.</text:span></text:p>
      <text:p text:style-name="P36"><text:span text:style-name="T7">2. <text:s/>Admin can enter key words of <text:s/>subject name to display number of image for specified subject.</text:span></text:p>
      <text:p text:style-name="P36"><text:span text:style-name="T7">3. Admin can enter start date in form of YYYY-MM-DD to specify the start of time range.</text:span></text:p>
      <text:p text:style-name="P36"><text:span text:style-name="T7">4. Admin can enter end date in form of YYYY-MM-DD <text:s/>to specify the end of time range.</text:span></text:p>
      <text:p text:style-name="P36">5. Admin should check the checkbox to determine which information <text:span text:style-name="T12">you</text:span> want to display.</text:p>
      <text:p text:style-name="P36">6. Click submit to start the data Analysis, Click reset to reset all information you has entered.</text:p>
      <text:p text:style-name="P36"/>
      <text:p text:style-name="P36">Note: For Weekly, every week is start at Monday.</text:p>
      <text:p text:style-name="P31"/>
      <text:p text:style-name="P25"><text:s text:c="5"/></text:p>
      <text:p text:style-name="P20"/>
      <text:p text:style-name="P20"/>
      <text:p text:style-name="P20"/>
      <text:p text:style-name="P20"/>
      <text:p text:style-name="P20"/>
      <text:list xml:id="list6896212030800161873" text:style-name="L10">
        <text:list-header>
          <text:p text:style-name="P21"/>
        </text:list-header>
      </text:list>
      <text:p text:style-name="P5"/>
      <text:p text:style-name="P5"/>
      <text:p text:style-name="P5"/>
      <text:p text:style-name="P10"/>
      <text:p text:style-name="Text_20_body"/>
      <text:p text:style-name="Text_20_body"><text:soft-page-break/></text:p>
      <text:p text:style-name="P4"/>
      <text:p text:style-name="Text_20_body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ihong Qi</meta:initial-creator>
    <meta:creation-date>2016-04-01T00:39:06.495459180</meta:creation-date>
    <dc:date>2016-04-01T09:52:04.566580194</dc:date>
    <dc:creator>Yueran Sun</dc:creator>
    <meta:editing-duration>PT23M5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4" meta:paragraph-count="66" meta:word-count="657" meta:character-count="3540" meta:non-whitespace-character-count="2907"/>
  </office:meta>
</office:document-meta>
</file>